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6293"/>
    </style:style>
    <style:style style:name="T1" style:family="text">
      <style:text-properties officeooo:rsid="001e6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1"/>
      <text:p text:style-name="P1"/>
      <text:p text:style-name="P1"><text:span text:style-name="T1">1.</text:span> <text:s text:c="5"/>krishna@krishna-HP-Laptop-15s-fq2xxx:~$ ls *.sh</text:p>
      <text:p text:style-name="Standard"><text:s text:c="6"/>assignment2_1.sh <text:s/>assignment2_2.sh <text:s/>assignment3.sh <text:s/>assignment.sh <text:s/>install_ros_noetic.sh <text:s text:c="27"/>sample.sh</text:p>
      <text:p text:style-name="Standard"><text:s text:c="6"/>[1]+ <text:s/>Done <text:s text:c="19"/>gedit assignment4.sh</text:p>
      <text:p text:style-name="Standard"><text:s text:c="6"/>krishna@krishna-HP-Laptop-15s-fq2xxx:~$ ls a*.sh</text:p>
      <text:p text:style-name="Standard"><text:s text:c="6"/>assignment2_1.sh <text:s/>assignment2_2.sh <text:s/>assignment3.sh <text:s/>assignment.sh</text:p>
      <text:p text:style-name="Standard"><text:s text:c="6"/>krishna@krishna-HP-Laptop-15s-fq2xxx:~$ ls [a-z]*.sh</text:p>
      <text:p text:style-name="Standard"><text:s text:c="6"/>assignment2_1.sh <text:s/>assignment2_2.sh <text:s/>assignment3.sh <text:s/>assignment.sh <text:s/>install_ros_noetic.sh <text:s text:c="7"/>sample.sh</text:p>
      <text:p text:style-name="Standard"><text:s text:c="6"/>krishna@krishna-HP-Laptop-15s-fq2xxx:~$ ls s*.sh</text:p>
      <text:p text:style-name="Standard"><text:s text:c="6"/>sample.sh</text:p>
      <text:p text:style-name="Standard"><text:s text:c="6"/>krishna@krishna-HP-Laptop-15s-fq2xxx:~$ ls [^a-m]*.sh</text:p>
      <text:p text:style-name="Standard"><text:s text:c="6"/>sample.sh</text:p>
      <text:p text:style-name="Standard"><text:s text:c="5"/>krishna@krishna-HP-Laptop-15s-fq2xxx:~$ ls [Aa]*.sh</text:p>
      <text:p text:style-name="Standard"><text:s text:c="5"/>assignment2_1.sh <text:s/>assignment2_2.sh <text:s/>assignment3.sh <text:s/>assignment.sh</text:p>
      <text:p text:style-name="Standard"><text:s text:c="5"/>krishna@krishna-HP-Laptop-15s-fq2xxx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01:22.174592914</meta:creation-date>
    <dc:date>2023-09-21T15:02:58.029439456</dc:date>
    <meta:editing-duration>PT1M36S</meta:editing-duration>
    <meta:editing-cycles>1</meta:editing-cycles>
    <meta:document-statistic meta:table-count="0" meta:image-count="0" meta:object-count="0" meta:page-count="1" meta:paragraph-count="15" meta:word-count="46" meta:character-count="851" meta:non-whitespace-character-count="669"/>
    <meta:generator>LibreOffice/6.4.7.2$Linux_X86_64 LibreOffice_project/40$Build-2</meta:generator>
  </office:meta>
</office:document-meta>
</file>